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37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2.75cm"/>
    </style:style>
    <style:style style:name="Таблица1.D" style:family="table-column">
      <style:table-column-properties style:column-width="1.251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5.251cm"/>
    </style:style>
    <style:style style:name="Таблица1.G" style:family="table-column">
      <style:table-column-properties style:column-width="0.499cm"/>
    </style:style>
    <style:style style:name="Таблица1.H" style:family="table-column">
      <style:table-column-properties style:column-width="0.501cm"/>
    </style:style>
    <style:style style:name="Таблица1.J" style:family="table-column">
      <style:table-column-properties style:column-width="1cm"/>
    </style:style>
    <style:style style:name="Таблица1.K" style:family="table-column">
      <style:table-column-properties style:column-width="2.036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A2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J2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33" style:family="table-row">
      <style:table-row-properties style:min-row-height="0.448cm" style:keep-together="false" fo:keep-together="always"/>
    </style:style>
    <style:style style:name="Таблица1.A3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F3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Таблица1.A35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B36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1.37" style:family="table-row">
      <style:table-row-properties style:min-row-height="0.462cm" style:keep-together="false" fo:keep-together="always"/>
    </style:style>
    <style:style style:name="Таблица1.K37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38" style:family="table-row">
      <style:table-row-properties style:min-row-height="0.494cm" style:keep-together="false" fo:keep-together="always"/>
    </style:style>
    <style:style style:name="Таблица1.E38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J38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K38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41" style:family="table-row">
      <style:table-row-properties style:min-row-height="0.529cm" style:keep-together="false" fo:keep-together="always"/>
    </style:style>
    <style:style style:name="Таблица1.42" style:family="table-row">
      <style:table-row-properties style:min-row-height="0.318cm" style:keep-together="false" fo:keep-together="always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Standard">
      <style:paragraph-properties fo:margin-left="0cm" fo:margin-right="0.309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309cm" fo:text-align="center" style:justify-single-word="false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0.309cm" fo:text-align="center" style:justify-single-word="false" fo:text-indent="0cm" style:auto-text-indent="false" style:snap-to-layout-grid="false"/>
      <style:text-properties fo:font-size="12pt" style:font-size-asian="12pt"/>
    </style:style>
    <style:style style:name="P5" style:family="paragraph" style:parent-style-name="Standard">
      <style:paragraph-properties fo:margin-left="0cm" fo:margin-right="0.309cm" fo:text-indent="0cm" style:auto-text-indent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line-height="120%" style:snap-to-layout-grid="false"/>
    </style:style>
    <style:style style:name="P7" style:family="paragraph" style:parent-style-name="Standard">
      <style:paragraph-properties fo:line-height="120%" fo:text-align="center" style:justify-single-word="false" style:snap-to-layout-grid="false"/>
      <style:text-properties fo:font-size="11pt" fo:font-style="italic" style:font-size-asian="11pt" style:font-style-asian="italic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paragraph-properties fo:line-height="120%" style:snap-to-layout-grid="false"/>
      <style:text-properties fo:font-size="12pt" fo:font-style="italic" style:font-size-asian="12pt" style:font-style-asian="italic"/>
    </style:style>
    <style:style style:name="P10" style:family="paragraph" style:parent-style-name="Standard">
      <style:paragraph-properties style:snap-to-layout-gri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1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20%" style:snap-to-layout-grid="false"/>
      <style:text-properties fo:font-size="12pt" fo:language="en" fo:country="US" fo:background-color="#ffff00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1.5pt" style:font-size-asian="11.5pt"/>
    </style:style>
    <style:style style:name="P16" style:family="paragraph" style:parent-style-name="Standard">
      <style:paragraph-properties style:snap-to-layout-grid="false"/>
      <style:text-properties fo:font-size="11.5pt" style:font-size-asian="11.5pt"/>
    </style:style>
    <style:style style:name="P17" style:family="paragraph" style:parent-style-name="Standard">
      <style:paragraph-properties fo:margin-left="0.06cm" fo:margin-right="0cm" fo:line-height="120%" fo:text-indent="0cm" style:auto-text-indent="false" style:snap-to-layout-grid="false"/>
      <style:text-properties fo:font-size="12pt" style:font-size-asian="12pt"/>
    </style:style>
    <style:style style:name="P18" style:family="paragraph" style:parent-style-name="Standard">
      <style:paragraph-properties fo:margin-left="0.06cm" fo:margin-right="0cm" fo:text-indent="0cm" style:auto-text-indent="false" fo:background-color="#ffffff" style:snap-to-layout-grid="false">
        <style:background-image/>
      </style:paragraph-properties>
    </style:style>
    <style:style style:name="P19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style:font-size-asian="9pt"/>
    </style:style>
    <style:style style:name="P20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</style:style>
    <style:style style:name="P22" style:family="paragraph" style:parent-style-name="Standard">
      <style:paragraph-properties fo:margin-left="-0.191cm" fo:margin-right="0cm" fo:text-indent="0cm" style:auto-text-indent="false" style:snap-to-layout-grid="false"/>
    </style:style>
    <style:style style:name="P2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style:font-size-asian="9pt"/>
    </style:style>
    <style:style style:name="P2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6" style:family="paragraph" style:parent-style-name="Standard">
      <style:paragraph-properties fo:margin-left="-0.191cm" fo:margin-right="-0.191cm" fo:text-indent="0cm" style:auto-text-indent="false" style:snap-to-layout-grid="false"/>
    </style:style>
    <style:style style:name="P27" style:family="paragraph" style:parent-style-name="Standard">
      <style:paragraph-properties fo:margin-left="-0.191cm" fo:margin-right="-0.191cm" fo:text-indent="0cm" style:auto-text-indent="false" style:snap-to-layout-grid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</style:style>
    <style:style style:name="P29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  <style:text-properties fo:letter-spacing="-0.007cm"/>
    </style:style>
    <style:style style:name="P30" style:family="paragraph" style:parent-style-name="Standard">
      <style:paragraph-properties fo:margin-top="0.212cm" fo:margin-bottom="0cm" fo:text-align="center" style:justify-single-word="false"/>
    </style:style>
    <style:style style:name="P31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</style:style>
    <style:style style:name="P32" style:family="paragraph" style:parent-style-name="Standard">
      <style:paragraph-properties fo:margin-left="-0.192cm" fo:margin-right="-0.191cm" fo:text-indent="0cm" style:auto-text-indent="false" style:snap-to-layout-grid="false"/>
    </style:style>
    <style:style style:name="P33" style:family="paragraph" style:parent-style-name="Standard">
      <style:paragraph-properties fo:margin-left="-0.192cm" fo:margin-right="-0.191cm" fo:text-indent="0cm" style:auto-text-indent="false" style:snap-to-layout-grid="false"/>
      <style:text-properties fo:font-size="9.5pt" style:font-size-asian="9.5pt" style:font-size-complex="9.5pt"/>
    </style:style>
    <style:style style:name="P34" style:family="paragraph" style:parent-style-name="Standard">
      <style:paragraph-properties fo:margin-left="0.191cm" fo:margin-right="0cm" fo:text-indent="0cm" style:auto-text-indent="false">
        <style:tab-stops>
          <style:tab-stop style:position="1.942cm"/>
          <style:tab-stop style:position="4.692cm"/>
          <style:tab-stop style:position="5.943cm"/>
          <style:tab-stop style:position="7.191cm"/>
          <style:tab-stop style:position="12.693cm"/>
        </style:tab-stops>
      </style:paragraph-properties>
    </style:style>
    <style:style style:name="P35" style:family="paragraph" style:parent-style-name="Heading_20_4">
      <style:paragraph-properties fo:margin-left="0cm" fo:margin-right="0.309cm" fo:text-indent="0cm" style:auto-text-indent="false" fo:background-color="transparent">
        <style:background-image/>
      </style:paragraph-properties>
    </style:style>
    <style:style style:name="P36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37" style:family="paragraph" style:parent-style-name="Standard">
      <style:paragraph-properties fo:line-height="120%" style:snap-to-layout-grid="false"/>
      <style:text-properties fo:font-size="12pt" style:text-underline-style="none" style:font-size-asian="12pt" style:font-size-complex="12pt"/>
    </style:style>
    <style:style style:name="P38" style:family="paragraph" style:parent-style-name="Standard">
      <style:paragraph-properties style:snap-to-layout-grid="false"/>
      <style:text-properties fo:font-size="11pt" fo:background-color="transparent" style:font-size-asian="11pt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1pt" fo:background-color="transparent" style:font-size-asian="11pt"/>
    </style:style>
    <style:style style:name="P40" style:family="paragraph" style:parent-style-name="Standard">
      <style:paragraph-properties fo:line-height="120%" fo:text-align="center" style:justify-single-word="false" fo:background-color="transparent" style:snap-to-layout-grid="false">
        <style:background-image/>
      </style:paragraph-properties>
    </style:style>
    <style:style style:name="P41" style:family="paragraph" style:parent-style-name="Heading_20_3">
      <style:paragraph-properties fo:margin-left="0.06cm" fo:margin-right="0cm" fo:text-indent="0.058cm" style:auto-text-indent="false" style:snap-to-layout-grid="false"/>
      <style:text-properties fo:font-size="12pt" style:font-size-asian="12pt"/>
    </style:style>
    <style:style style:name="P42" style:family="paragraph" style:parent-style-name="Heading_20_3">
      <style:paragraph-properties fo:margin-left="0cm" fo:margin-right="0cm" fo:text-indent="0.058cm" style:auto-text-indent="false" style:snap-to-layout-grid="false"/>
      <style:text-properties fo:font-size="12pt" fo:language="ru" fo:country="RU" style:font-size-asian="12pt"/>
    </style:style>
    <style:style style:name="P43" style:family="paragraph" style:parent-style-name="Heading_20_3">
      <style:paragraph-properties fo:margin-left="0cm" fo:margin-right="0cm" fo:text-indent="0cm" style:auto-text-indent="false" style:snap-to-layout-grid="false"/>
      <style:text-properties fo:font-size="12pt" fo:language="ru" fo:country="RU" style:font-size-asian="12pt"/>
    </style:style>
    <style:style style:name="P44" style:family="paragraph" style:parent-style-name="Heading_20_3">
      <style:paragraph-properties fo:margin-left="0cm" fo:margin-right="0cm" fo:text-align="justify" style:justify-single-word="false" fo:text-indent="0cm" style:auto-text-indent="false" style:snap-to-layout-grid="false"/>
      <style:text-properties fo:font-size="12pt" fo:language="ru" fo:country="RU" style:font-size-asian="12pt"/>
    </style:style>
    <style:style style:name="P45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P46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style:text-underline-style="none" style:font-size-asian="12pt"/>
    </style:style>
    <style:style style:name="P47" style:family="paragraph" style:parent-style-name="Normal" style:master-page-name="First_20_Page">
      <style:paragraph-properties fo:margin-left="0.191cm" fo:margin-right="0.146cm" fo:margin-top="0.035cm" fo:margin-bottom="0.035cm" fo:text-indent="0cm" style:auto-text-indent="false" style:page-number="auto">
        <style:tab-stops>
          <style:tab-stop style:position="2.815cm"/>
          <style:tab-stop style:position="5.442cm"/>
          <style:tab-stop style:position="8.192cm"/>
          <style:tab-stop style:position="10.693cm"/>
          <style:tab-stop style:position="12.693cm"/>
          <style:tab-stop style:position="14.818cm"/>
        </style:tab-stops>
      </style:paragraph-properties>
      <style:text-properties style:font-name="Courier New" fo:font-size="6pt" fo:font-weight="bold" style:font-size-asian="6pt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fo:font-size="12pt" fo:language="en" fo:country="US" fo:background-color="#ffffff" style:font-size-asian="12pt"/>
    </style:style>
    <style:style style:name="T4" style:family="text">
      <style:text-properties fo:font-size="12pt" fo:background-color="transparent" style:font-size-asian="12pt"/>
    </style:style>
    <style:style style:name="T5" style:family="text">
      <style:text-properties fo:color="#000000" fo:font-size="12pt" style:font-size-asian="12pt" style:font-size-complex="6pt" style:font-style-complex="italic"/>
    </style:style>
    <style:style style:name="T6" style:family="text">
      <style:text-properties fo:color="#000000" fo:font-size="12pt" fo:language="en" fo:country="US" fo:background-color="#ffffff" style:font-size-asian="12pt"/>
    </style:style>
    <style:style style:name="T7" style:family="text">
      <style:text-properties fo:color="#000000" fo:font-size="12pt" fo:background-color="#ffffff" style:font-size-asian="12pt"/>
    </style:style>
    <style:style style:name="T8" style:family="text">
      <style:text-properties fo:color="#000000" fo:font-size="12pt" fo:background-color="transparent" style:font-size-asian="12pt" style:font-size-complex="6pt" style:font-style-complex="italic"/>
    </style:style>
    <style:style style:name="T9" style:family="text">
      <style:text-properties fo:font-size="9pt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fo:letter-spacing="-0.007cm" style:font-size-complex="8pt"/>
    </style:style>
    <style:style style:name="T12" style:family="text">
      <style:text-properties fo:letter-spacing="-0.007cm" fo:language="en" fo:country="US" style:font-size-complex="8pt"/>
    </style:style>
    <style:style style:name="T13" style:family="text">
      <style:text-properties fo:font-size="11.5pt" style:font-size-asian="11.5pt"/>
    </style:style>
    <style:style style:name="T14" style:family="text">
      <style:text-properties fo:language="ru" fo:country="RU" style:font-size-complex="12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5" office:value-type="string">
            <text:p text:style-name="P7">Обозначение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7">Наименование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7">Дополнительные сведения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0">Текстовы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6"><text:span text:style-name="T1">БГУИР ДП 1–40 03 01</text:span><text:span text:style-name="T7"> 01 </text:span><text:span text:style-name="T6"> </text:span><text:span text:style-name="T7">060 </text:span><text:span text:style-name="T1">ПЗ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Пояснительная записк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40"><text:span text:style-name="T4">73</text:span><text:span text:style-name="T1"> с.</text:span>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Отзыв руководител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Рецензи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0">Графически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7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>ГУИР.67060-01 91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Общая модульная структур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систе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>ГУИР.67060-01 92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Алгоритм работы приложения с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пользователем. Схема алгоритма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налоговыми декларациями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>ГУИР.67060-01 93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Диаграмма объектно-реляционной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модели данных систе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>ГУИР.67060-01 94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Диаграмма компонент Интернет-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42" text:outline-level="3">приложения.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>ГУИР.67060-01 95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42" text:outline-level="3">Последовательность действий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37">работы клиента с системой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>ГУИР.67060-01 95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Диаграмма состояний рабо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3" text:outline-level="3"><text:s/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Интернет-приложения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3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3" text:outline-level="3"/>
          </table:table-cell>
          <table:covered-table-cell/>
        </table:table-row>
        <table:table-row table:style-name="Таблица1.1">
          <table:table-cell table:style-name="Таблица1.A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h text:style-name="P45" text:outline-level="3">Электронные <text:s/>документы</text:h>
          </table:table-cell>
          <table:covered-table-cell/>
          <table:covered-table-cell/>
          <table:covered-table-cell/>
          <table:table-cell table:style-name="Таблица1.J25" table:number-columns-spanned="2" office:value-type="string">
            <text:h text:style-name="P43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h text:style-name="P46" text:outline-level="3"><text:span text:style-name="T14">ГУИР.67060-01 12 01-1</text:span></text:h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>Тест программы.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43" text:outline-level="3">cd-диск</text:h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1">БГУИР ДП 1-40 03 01 01 060</text:p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>Презентация доклада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44" text:outline-level="3">cd-диск</text:h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1"/>
          </table:table-cell>
          <table:covered-table-cell/>
        </table:table-row>
        <table:table-row table:style-name="Таблица1.33">
          <table:table-cell table:style-name="Таблица1.F2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1"/>
          </table:table-cell>
          <table:covered-table-cell/>
        </table:table-row>
        <table:table-row table:style-name="Таблица1.1">
          <table:table-cell table:style-name="Таблица1.A34" office:value-type="string">
            <text:p text:style-name="P20"/>
          </table:table-cell>
          <table:table-cell table:style-name="Таблица1.A34" office:value-type="string">
            <text:p text:style-name="P24"/>
          </table:table-cell>
          <table:table-cell table:style-name="Таблица1.A34" office:value-type="string">
            <text:p text:style-name="P20"/>
          </table:table-cell>
          <table:table-cell table:style-name="Таблица1.A34" office:value-type="string">
            <text:p text:style-name="P25"/>
          </table:table-cell>
          <table:table-cell table:style-name="Таблица1.A34" office:value-type="string">
            <text:p text:style-name="P14"/>
          </table:table-cell>
          <table:table-cell table:style-name="Таблица1.F34" table:number-rows-spanned="3" table:number-columns-spanned="6" office:value-type="string">
            <text:p text:style-name="P4"/>
            <text:h text:style-name="P35" text:outline-level="4"><text:span text:style-name="T5">БГУИР ДП 1-40 03 01 <text:s/>01 0</text:span><text:span text:style-name="T8">60</text:span><text:span text:style-name="T5"> </text:span><text:span text:style-name="T1">Д1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15"/>
          </table:table-cell>
          <table:table-cell table:style-name="Таблица1.A35" office:value-type="string">
            <text:p text:style-name="P15"/>
          </table:table-cell>
          <table:table-cell table:style-name="Таблица1.A35" office:value-type="string">
            <text:p text:style-name="P16"/>
          </table:table-cell>
          <table:table-cell table:style-name="Таблица1.A35" office:value-type="string">
            <text:p text:style-name="P16"/>
          </table:table-cell>
          <table:table-cell table:style-name="Таблица1.A3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20"/>
          </table:table-cell>
          <table:table-cell table:style-name="Таблица1.B36" office:value-type="string">
            <text:p text:style-name="P24"/>
          </table:table-cell>
          <table:table-cell table:style-name="Таблица1.A35" office:value-type="string">
            <text:p text:style-name="P20"/>
          </table:table-cell>
          <table:table-cell table:style-name="Таблица1.A35" office:value-type="string">
            <text:p text:style-name="P25"/>
          </table:table-cell>
          <table:table-cell table:style-name="Таблица1.A3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7">
          <table:table-cell table:style-name="Таблица1.A35" office:value-type="string">
            <text:p text:style-name="P19"><text:s/>Изм.</text:p>
          </table:table-cell>
          <table:table-cell table:style-name="Таблица1.B36" office:value-type="string">
            <text:p text:style-name="P24">Л.</text:p>
          </table:table-cell>
          <table:table-cell table:style-name="Таблица1.A35" office:value-type="string">
            <text:p text:style-name="P21"><text:span text:style-name="T9">№ докум</text:span><text:span text:style-name="T10">.</text:span></text:p>
          </table:table-cell>
          <table:table-cell table:style-name="Таблица1.A35" office:value-type="string">
            <text:p text:style-name="P23"><text:span text:style-name="T9">Подп</text:span><text:span text:style-name="T10">.</text:span></text:p>
          </table:table-cell>
          <table:table-cell table:style-name="Таблица1.A35" office:value-type="string">
            <text:p text:style-name="P14">Дата</text:p>
          </table:table-cell>
          <table:table-cell table:style-name="Таблица1.A35" table:number-rows-spanned="6" office:value-type="string">
            <text:p text:style-name="P30"><text:span text:style-name="T2">Интернет-приложение, классифицирующее юридические услуги.</text:span><text:span text:style-name="T1"> Ведомость дипломного <text:line-break/>проекта</text:span></text:p>
          </table:table-cell>
          <table:table-cell table:style-name="Таблица1.A35" table:number-columns-spanned="3" office:value-type="string">
            <text:p text:style-name="P5"/>
          </table:table-cell>
          <table:covered-table-cell/>
          <table:covered-table-cell/>
          <table:table-cell table:style-name="Таблица1.A35" office:value-type="string">
            <text:p text:style-name="P26">Лист</text:p>
          </table:table-cell>
          <table:table-cell table:style-name="Таблица1.K37" office:value-type="string">
            <text:p text:style-name="P22"><text:s text:c="2"/>Листов</text:p>
          </table:table-cell>
        </table:table-row>
        <table:table-row table:style-name="Таблица1.38">
          <table:table-cell table:style-name="Таблица1.A35" table:number-columns-spanned="2" office:value-type="string">
            <text:p text:style-name="P18">Разраб.</text:p>
          </table:table-cell>
          <table:covered-table-cell/>
          <table:table-cell table:style-name="Таблица1.A35" office:value-type="string">
            <text:p text:style-name="P1">Сидоров П.В.</text:p>
          </table:table-cell>
          <table:table-cell table:style-name="Таблица1.A35" office:value-type="string">
            <text:p text:style-name="P31"/>
          </table:table-cell>
          <table:table-cell table:style-name="Таблица1.E38" office:value-type="string">
            <text:p text:style-name="P29">28.05.10</text:p>
          </table:table-cell>
          <table:covered-table-cell/>
          <table:table-cell table:style-name="Таблица1.A35" office:value-type="string">
            <text:p text:style-name="P27"><text:s/>Т</text:p>
          </table:table-cell>
          <table:table-cell table:style-name="Таблица1.A35" office:value-type="string">
            <text:p text:style-name="P8"/>
          </table:table-cell>
          <table:table-cell table:style-name="Таблица1.A35" office:value-type="string">
            <text:p text:style-name="P5"/>
          </table:table-cell>
          <table:table-cell table:style-name="Таблица1.J38" office:value-type="float" office:value="73">
            <text:p text:style-name="P38">73</text:p>
          </table:table-cell>
          <table:table-cell table:style-name="Таблица1.K38" office:value-type="float" office:value="73">
            <text:p text:style-name="P39">73</text:p>
          </table:table-cell>
        </table:table-row>
        <table:table-row table:style-name="Таблица1.1">
          <table:table-cell table:style-name="Таблица1.A35" table:number-columns-spanned="2" office:value-type="string">
            <text:p text:style-name="P18">Пров.</text:p>
          </table:table-cell>
          <table:covered-table-cell/>
          <table:table-cell table:style-name="Таблица1.A35" office:value-type="string">
            <text:p text:style-name="P33"><text:s text:c="2"/>Степанова М.Д.</text:p>
          </table:table-cell>
          <table:table-cell table:style-name="Таблица1.A35" office:value-type="string">
            <text:p text:style-name="P31"/>
          </table:table-cell>
          <table:table-cell table:style-name="Таблица1.A35" office:value-type="string">
            <text:p text:style-name="P28">31.05.10</text:p>
          </table:table-cell>
          <table:covered-table-cell/>
          <table:table-cell table:style-name="Таблица1.K37" table:number-rows-spanned="4" table:number-columns-spanned="5" office:value-type="string">
            <text:p text:style-name="P4"/>
            <text:p text:style-name="P3">Кафедра ИИТ</text:p>
            <text:p text:style-name="P2"><text:span text:style-name="T1">гр. </text:span><text:span text:style-name="T2">52</text:span><text:span text:style-name="T3">170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table:number-columns-spanned="2" office:value-type="string">
            <text:p text:style-name="P18">Т.контр.</text:p>
          </table:table-cell>
          <table:covered-table-cell/>
          <table:table-cell table:style-name="Таблица1.A35" office:value-type="string">
            <text:p text:style-name="P33"><text:s/>Степанова М.Д.</text:p>
          </table:table-cell>
          <table:table-cell table:style-name="Таблица1.A35" office:value-type="string">
            <text:p text:style-name="P31"/>
          </table:table-cell>
          <table:table-cell table:style-name="Таблица1.A35" office:value-type="string">
            <text:p text:style-name="P28">31.05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1">
          <table:table-cell table:style-name="Таблица1.A35" table:number-columns-spanned="2" office:value-type="string">
            <text:p text:style-name="P18">Н.контр.</text:p>
          </table:table-cell>
          <table:covered-table-cell/>
          <table:table-cell table:style-name="Таблица1.E38" office:value-type="string">
            <text:p text:style-name="P32"><text:span text:style-name="T12"><text:s/></text:span><text:span text:style-name="T11">Самодумкин С.А.</text:span></text:p>
          </table:table-cell>
          <table:table-cell table:style-name="Таблица1.A35" office:value-type="string">
            <text:p text:style-name="P31"/>
          </table:table-cell>
          <table:table-cell table:style-name="Таблица1.A35" office:value-type="string">
            <text:p text:style-name="P28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2">
          <table:table-cell table:style-name="Таблица1.A35" table:number-columns-spanned="2" office:value-type="string">
            <text:p text:style-name="P18">Утв.</text:p>
          </table:table-cell>
          <table:covered-table-cell/>
          <table:table-cell table:style-name="Таблица1.A35" office:value-type="string">
            <text:p text:style-name="P32"><text:s/>Голенков В.В.</text:p>
          </table:table-cell>
          <table:table-cell table:style-name="Таблица1.A35" office:value-type="string">
            <text:p text:style-name="P31"/>
          </table:table-cell>
          <table:table-cell table:style-name="Таблица1.A35" office:value-type="string">
            <text:p text:style-name="P28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tab/><text:tab/><text:tab/><text:tab/><text:span text:style-name="T1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line-height="120%" fo:text-align="center" style:justify-single-word="false"/>
      <style:text-properties style:font-name="Arial" fo:font-size="15pt" style:font-size-asian="1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102cm" fo:text-align="center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fo:text-align="center" style:justify-single-word="false" fo:keep-with-next="always"/>
      <style:text-properties fo:text-transform="uppercas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3cm" fo:margin-right="0cm" fo:text-indent="1.249cm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cm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251cm" fo:margin-right="0cm" fo:text-indent="0cm" style:auto-text-indent="false" fo:keep-with-next="always"/>
      <style:text-properties fo:font-size="12pt" style:font-size-asian="12pt"/>
    </style:style>
    <style:style style:name="Normal" style:family="paragraph">
      <style:paragraph-properties fo:orphans="2" fo:widows="2"/>
      <style:text-properties style:use-window-font-color="true" style:font-name="Times New Roman" fo:font-size="12pt" fo:language="ru" fo:country="RU" style:font-name-asian="Arial" style:font-size-asian="12pt" style:font-name-complex="Times New Roman" style:font-size-complex="10pt" style:language-complex="ar" style:country-complex="SA"/>
    </style:style>
    <style:style style:name="Date" style:family="paragraph" style:parent-style-name="Normal" style:next-style-name="Normal"/>
    <style:style style:name="Дата" style:family="paragraph" style:parent-style-name="Standard" style:nex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indent="2.498cm" style:auto-text-indent="false"/>
      <style:text-properties fo:font-size="12pt" style:font-size-asian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.27cm" fo:margin-right="0cm" fo:text-indent="-1.27cm" style:auto-text-indent="false"/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align="justify" style:justify-single-word="false" fo:text-indent="1cm" style:auto-text-indent="false"/>
      <style:text-properties fo:font-size="12pt" style:font-size-asian="12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Drawing" style:family="paragraph" style:parent-style-name="Standard" style:class="extra">
      <style:paragraph-properties fo:margin-top="0.212cm" fo:margin-bottom="0.106cm" fo:text-align="center" style:justify-single-word="false"/>
      <style:text-properties fo:font-size="14pt" style:font-size-asian="14pt"/>
    </style:style>
    <style:style style:name="Рис.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able" style:family="paragraph" style:parent-style-name="Standard" style:class="extra">
      <style:text-properties fo:font-size="12pt" style:font-size-asian="12pt" style:font-size-complex="12pt"/>
    </style:style>
    <style:style style:name="Стиль_20_Заголовок_20_1_20__2b__20_Arial_20_16_20_pt_20_полужирный" style:display-name="Стиль Заголовок 1 + Arial 16 pt полужирный" style:family="paragraph" style:parent-style-name="Heading_20_1" style:default-outline-level="" style:list-style-name="">
      <style:paragraph-properties fo:margin-left="0cm" fo:margin-right="0cm" fo:text-indent="0cm" style:auto-text-indent="false">
        <style:tab-stops>
          <style:tab-stop style:position="1.307cm"/>
        </style:tab-stops>
      </style:paragraph-properties>
      <style:text-properties fo:font-size="16pt" fo:font-weight="normal" style:font-size-asian="16pt" style:font-weight-asian="normal" style:font-size-complex="12pt" style:font-weight-complex="bold"/>
    </style:style>
    <style:style style:name="list" style:family="paragraph" style:parent-style-name="Standard" style:list-style-name="WW8Num30">
      <style:text-properties fo:font-size="12pt" style:font-size-asian="12pt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Standard" style:class="extra">
      <style:text-properties style:font-name="Courier New"/>
    </style:style>
    <style:style style:name="Нумерованный_20_список" style:display-name="Нумерованный список" style:family="paragraph" style:parent-style-name="Standard" style:list-style-name="WW8Num1">
      <style:text-properties fo:font-size="12pt" style:font-size-asian="12pt" style:font-size-complex="12pt"/>
    </style:style>
    <style:style style:name="Заголовок_20_центр" style:display-name="Заголовок центр" style:family="paragraph" style:parent-style-name="Heading_20_1" style:default-outline-level="" style:list-style-name="">
      <style:paragraph-properties fo:margin-left="0cm" fo:margin-right="0cm" fo:line-height="110%" fo:text-indent="0cm" style:auto-text-indent="false"/>
      <style:text-properties fo:font-size="14pt" style:letter-kerning="true" style:font-size-asian="14pt" style:font-name-complex="Arial" style:font-size-complex="14pt"/>
    </style:style>
    <style:style style:name="Раздел" style:family="paragraph" style:parent-style-name="Heading_20_1" style:next-style-name="Text" style:default-outline-level="" style:list-style-name="">
      <style:paragraph-properties fo:margin-left="1.251cm" fo:margin-right="0cm" fo:line-height="110%" fo:text-align="start" style:justify-single-word="false" fo:text-indent="0cm" style:auto-text-indent="false">
        <style:tab-stops>
          <style:tab-stop style:position="3.542cm"/>
          <style:tab-stop style:position="16.482cm" style:type="right" style:leader-style="dotted" style:leader-text="."/>
        </style:tab-stops>
      </style:paragraph-properties>
      <style:text-properties fo:text-transform="uppercase" fo:font-size="14pt" fo:language="zxx" fo:country="none" style:letter-kerning="true" style:font-size-asian="14pt" style:language-asian="zxx" style:country-asian="none" style:font-name-complex="Arial" style:font-size-complex="14pt" style:font-weight-complex="bold"/>
    </style:style>
    <style:style style:name="Подраздел" style:family="paragraph" style:parent-style-name="Раздел" style:next-style-name="Text">
      <style:paragraph-properties>
        <style:tab-stops>
          <style:tab-stop style:position="16.482cm" style:type="right" style:leader-style="dotted" style:leader-text="."/>
        </style:tab-stops>
      </style:paragraph-properties>
      <style:text-properties fo:font-variant="normal" fo:text-transform="none" style:font-weight-complex="normal"/>
    </style:style>
    <style:style style:name="Пояснения" style:family="paragraph" style:parent-style-name="Text">
      <style:paragraph-properties fo:margin-left="0cm" fo:margin-right="0cm" fo:line-height="110%" fo:text-align="justify" style:justify-single-word="false" fo:text-indent="1.251cm" style:auto-text-indent="false"/>
      <style:text-properties style:font-name="Times New Roman" fo:font-size="14pt" style:font-size-asian="14pt" style:font-name-complex="Courier New" style:font-size-complex="14pt"/>
    </style:style>
    <style:style style:name="Contents_20_3" style:display-name="Contents 3" style:family="paragraph" style:parent-style-name="Подраздел" style:next-style-name="Standard" style:class="index">
      <style:paragraph-properties fo:margin-left="2.501cm" fo:margin-right="0cm" fo:text-indent="0cm" style:auto-text-indent="false"/>
      <style:text-properties style:font-style-complex="italic"/>
    </style:style>
    <style:style style:name="Формула" style:family="paragraph" style:parent-style-name="Text">
      <style:paragraph-properties fo:margin-left="0cm" fo:margin-right="0cm" fo:line-height="120%" fo:text-align="center" style:justify-single-word="false" fo:text-indent="1.251cm" style:auto-text-indent="false"/>
      <style:text-properties fo:font-size="14pt" style:font-size-asian="14pt" style:font-name-complex="Courier New"/>
    </style:style>
    <style:style style:name="Пояснение2" style:family="paragraph" style:parent-style-name="Пояснения">
      <style:paragraph-properties fo:margin-left="0cm" fo:margin-right="0cm" fo:line-height="120%" fo:text-indent="0cm" style:auto-text-indent="false"/>
    </style:style>
    <style:style style:name="Список_20_Маркером" style:display-name="Список Маркером" style:family="paragraph" style:parent-style-name="Text">
      <style:paragraph-properties fo:margin-left="0cm" fo:margin-right="0cm" fo:line-height="120%" fo:text-align="justify" style:justify-single-word="false" fo:text-indent="1.251cm" style:auto-text-indent="false"/>
      <style:text-properties fo:font-size="14pt" style:font-size-asian="14pt" style:font-name-complex="Courier New"/>
    </style:style>
    <style:style style:name="Таблица_20_текст" style:display-name="Таблица текст" style:family="paragraph" style:parent-style-name="Text">
      <style:paragraph-properties fo:line-height="120%" fo:text-align="center" style:justify-single-word="false"/>
      <style:text-properties fo:font-size="14pt" style:font-size-asian="14pt" style:font-name-complex="Courier New"/>
    </style:style>
    <style:style style:name="Рисунок_20_подпись" style:display-name="Рисунок подпись" style:family="paragraph" style:parent-style-name="Standard">
      <style:paragraph-properties fo:line-height="120%"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Подраздел_20_2" style:display-name="Подраздел 2" style:family="paragraph" style:parent-style-name="Подраздел"/>
    <style:style style:name="Рисунок_20_2" style:display-name="Рисунок 2" style:family="paragraph" style:parent-style-name="Рисунок_20_подпись" style:next-style-name="Text">
      <style:text-properties style:text-position="-37% 100%" fo:font-size="16pt" fo:language="en" fo:country="US" fo:font-weight="normal" style:font-size-asian="16pt" style:font-weight-asian="normal" style:font-style-complex="italic"/>
    </style:style>
    <style:style style:name="таблица_20_перечень" style:display-name="таблица перечень" style:family="paragraph" style:parent-style-name="Таблица_20_текст">
      <style:paragraph-properties fo:margin-top="0.494cm" fo:margin-bottom="0.494cm" fo:text-align="start" style:justify-single-word="false"/>
      <style:text-properties style:font-style-complex="italic"/>
    </style:style>
    <style:style style:name="Таблица_20_заголовок" style:display-name="Таблица заголовок" style:family="paragraph" style:parent-style-name="Text">
      <style:paragraph-properties fo:line-height="120%"/>
      <style:text-properties fo:font-size="14pt" style:font-size-asian="14pt" style:font-name-complex="Courier New"/>
    </style:style>
    <style:style style:name="Заголовок_20_Центр" style:display-name="Заголовок Центр" style:family="paragraph" style:parent-style-name="Text">
      <style:paragraph-properties fo:line-height="120%" fo:text-align="center" style:justify-single-word="false"/>
      <style:text-properties fo:color="#000000" fo:font-size="14pt" style:font-size-asian="14pt" style:font-name-complex="Courier New"/>
    </style:style>
    <style:style style:name="Стиль1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где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2pt" style:font-size-asian="12pt" style:font-name-complex="Tahoma" style:font-size-complex="12pt"/>
    </style:style>
    <style:style style:name="Style2_5f_P4" style:display-name="Style2_P4" style:family="paragraph" style:parent-style-name="Standard">
      <style:paragraph-properties fo:text-align="justify" style:justify-single-word="false"/>
      <style:text-properties fo:font-size="13pt" fo:language="en" fo:country="GB" style:font-size-asian="13pt"/>
    </style:style>
    <style:style style:name="Style1_5f_P4" style:display-name="Style1_P4" style:family="paragraph" style:parent-style-name="Standard">
      <style:text-properties fo:font-size="13pt" style:font-size-asian="13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FR3" style:family="paragraph">
      <style:paragraph-properties fo:text-align="center" style:justify-single-word="false" fo:orphans="0" fo:widows="0"/>
      <style:text-properties style:use-window-font-color="true" style:font-name="Arial" fo:font-size="14pt" fo:language="ru" fo:country="RU" style:font-name-asian="Arial" style:font-size-asian="14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fo:color="#000000"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fo:color="#000000"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2" style:family="text">
      <style:text-properties style:font-name="Wingdings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fo:color="#000000"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fo:color="#000000"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Times New Roman"/>
    </style:style>
    <style:style style:name="WW8Num26z0" style:family="text">
      <style:text-properties style:font-name="Arial" style:font-name-complex="Aria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color="#000000"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30z0" style:family="text">
      <style:text-properties style:font-name="Symbol" fo:font-size="10pt" style:font-size-asian="10pt" style:font-size-complex="10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fo:color="#000000"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Times New Roman"/>
    </style:style>
    <style:style style:name="WW8Num34z0" style:family="text">
      <style:text-properties fo:color="#000000"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fo:color="#000000"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7z0" style:family="text">
      <style:text-properties fo:color="#000000"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fo:color="#000000"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9z0" style:family="text">
      <style:text-properties fo:color="#000000"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Page_20_Number" style:display-name="Page Number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font-size-asian="16pt" style:font-weight-asian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Заголовок_20_2_20_Знак" style:display-name="Заголовок 2 Знак" style:family="text" style:parent-style-name="Основной_20_шрифт_20_абзаца">
      <style:text-properties fo:text-transform="uppercase" fo:font-size="14pt" fo:font-weight="bold" style:font-size-asian="14pt" style:font-weight-asian="bold"/>
    </style:style>
    <style:style style:name="Заголовок_20_3_20_Знак" style:display-name="Заголовок 3 Знак" style:family="text" style:parent-style-name="Основной_20_шрифт_20_абзаца">
      <style:text-properties fo:font-size="14pt" fo:language="en" fo:country="US" style:font-size-asian="14pt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style:font-size-asian="14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14pt" fo:font-weight="bold" style:font-size-asian="14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64cm" fo:text-indent="-0.847cm" fo:margin-left="1.46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92cm" fo:text-indent="-0.318cm" fo:margin-left="3.7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02cm" fo:text-indent="-0.318cm" fo:margin-left="7.6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72cm" fo:text-indent="-0.635cm" fo:margin-left="8.87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42cm" fo:text-indent="-0.635cm" fo:margin-left="10.14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12cm" fo:text-indent="-0.318cm" fo:margin-left="11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3.156cm" fo:text-indent="1.199cm" fo:margin-left="1.95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036cm" fo:text-indent="-0.635cm" fo:margin-left="7.03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8.306cm" fo:text-indent="-0.635cm" fo:margin-left="8.30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9.576cm" fo:text-indent="-0.635cm" fo:margin-left="9.57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846cm" fo:text-indent="-0.635cm" fo:margin-left="10.84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2.116cm" fo:text-indent="-0.635cm" fo:margin-left="12.1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3.386cm" fo:text-indent="-0.635cm" fo:margin-left="13.3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">
        <style:list-level-properties text:list-level-position-and-space-mode="label-alignment">
          <style:list-level-label-alignment text:label-followed-by="listtab" text:list-tab-stop-position="2.503cm" fo:text-indent="-0.3cm" fo:margin-left="2.803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693cm" fo:text-indent="-1.058cm" fo:margin-left="1.69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.2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ПРЕДВАРИТЕЛЬНЫЙ СТАНДАРТ ПРЕДПРИЯТИЯ</dc:title>
    <meta:initial-creator>RIO2</meta:initial-creator>
    <meta:creation-date>2010-05-01T17:18:00</meta:creation-date>
    <dc:date>2010-06-02T23:01:49</dc:date>
    <meta:print-date>2010-01-15T14:51:00</meta:print-date>
    <meta:editing-cycles>33</meta:editing-cycles>
    <meta:editing-duration>PT02H27M18S</meta:editing-duration>
    <meta:generator>OpenOffice.org/3.2$Unix OpenOffice.org_project/320m12$Build-9483</meta:generator>
    <dc:creator>Ivan Sidarau</dc:creator>
    <meta:document-statistic meta:table-count="1" meta:image-count="0" meta:object-count="0" meta:page-count="1" meta:paragraph-count="72" meta:word-count="153" meta:character-count="1103"/>
    <meta:user-defined meta:name="MTWinEqns" meta:value-type="boolean">true</meta:user-defined>
  </office:meta>
</office:document-meta>
</file>